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background-color="#FFFF00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list-style-name="LFO1" style:family="paragraph"/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list-style-name="LFO1" style:family="paragraph"/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list-style-name="LFO2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text-position="super 66.6%"/>
    </style:style>
    <style:style style:name="P34" style:parent-style-name="Standard" style:list-style-name="LFO2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Standard" style:list-style-name="LFO2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FMRI processing pipeline guide for diffusion embedding</text:p>
      <text:p text:style-name="P2"/>
      <text:p text:style-name="Standard">Here is a little guide on the whole process from data preprocessing to data analysis. :)</text:p>
      <text:p text:style-name="Standard"/>
      <text:p text:style-name="Standard">Data path :<text:s/>/dycog/meditation/ERC/Analyses/MINCOM</text:p>
      <text:p text:style-name="Standard"/>
      <text:p text:style-name="Standard"><text:span text:style-name="T3">Step 1:</text:span><text:s/>Conversion into BIDS format.</text:p>
      <text:p text:style-name="Standard">For us to be able to use FMRIPREP pipeline (Step 3), we first need to convert the whole dataset into BIDS (=Brain Imaging Data Structure) format( https://bids.neuroimaging.io/).</text:p>
      <text:p text:style-name="Standard">For more information on how to specify directory structure and file names under BIDS format, please refer to<text:s/><text:span text:style-name="T4">bids_spec1.0.2.pdf</text:span></text:p>
      <text:p text:style-name="Standard"/>
      <text:p text:style-name="Standard">Prior to performing this step, be sure to download<text:s/><text:span text:style-name="T5">dcm2niix</text:span><text:s/>package.</text:p>
      <text:p text:style-name="Standard"/>
      <text:p text:style-name="Standard">Then you can edit the<text:s/><text:span text:style-name="T6">rs_conversion_to_bids.sh</text:span><text:s/>bash script<text:s/>for it to be coherent to the raw data structure you are about to convert and run the script on a bash shell typing : ./rs_conversion_to_bids.sh</text:p>
      <text:p text:style-name="Standard"/>
      <text:p text:style-name="Standard">You can also run all subjects in parallel, if you have a large data set. In order to do so, you will need to log on the cluster. In order to log on the cluster type:</text:p>
      <text:p text:style-name="Standard">“</text:p>
      <text:p text:style-name="Standard">&gt;ssh<text:s/><text:a xlink:href="mailto:loic.daumail@10.69.168.27" office:target-frame-name="_top" xlink:show="replace">loic.daumail@10.69.168.62</text:a><text:s/>(replace loic.daumail by your own inserm ID)</text:p>
      <text:p text:style-name="Standard">&gt; password (the one you use to log on your account)</text:p>
      <text:p text:style-name="Standard">“</text:p>
      <text:p text:style-name="Standard"/>
      <text:p text:style-name="Standard">The number 27<text:s/>(last number on the first commandline) can vary from 25 to 35 (or something like this), which will get you on either of the 10-12 nodes of the cluster.</text:p>
      <text:p text:style-name="Standard">Then create your own directory to store your scripts and data in ‘/mnt/data/{your_own_folder}’</text:p>
      <text:p text:style-name="Standard"/>
      <text:p text:style-name="Standard">Then adapt the script so that it’s calling the list of subjects numbers (with ‘{1}’ to replace ‘002 004 005….’) in a separate .txt file, on a one column structure) and run the script with the following command :</text:p>
      <text:p text:style-name="Standard"><text:s/>‘sbatch ./rs_conversion_bids.sh subject_list.txt’</text:p>
      <text:p text:style-name="Standard"/>
      <text:p text:style-name="Standard">!!!</text:p>
      <text:p text:style-name="Standard"><text:span text:style-name="T7">Make sure the raw data is already stored on the cluster database</text:span><text:s/>and<text:span text:style-name="T8"><text:s/>not in the dycog/meditation database</text:span>, and to adapt the directories accordingly in the script so they refer to the data stored in the cluster.</text:p>
      <text:p text:style-name="Standard">If you refer to the data stored in /dycog<text:span text:style-name="T9">/</text:span>meditation, the whole network<text:s/><text:span text:style-name="T10">might crash<text:s/></text:span>because of that.</text:p>
      <text:p text:style-name="Standard">!!!</text:p>
      <text:p text:style-name="Standard"/>
      <text:p text:style-name="P11">Step 2: data quality check step using MRIQC:</text:p>
      <text:p text:style-name="Standard">(<text:a xlink:href="https://mriqc.readthedocs.io/en/stable/" office:target-frame-name="_top" xlink:show="replace">https://mriqc.readthedocs.io/en/stable<text:bookmark-start text:name="_Hlt34298187"/><text:bookmark-start text:name="_Hlt34298188"/>/<text:bookmark-end text:name="_Hlt34298187"/><text:bookmark-end text:name="_Hlt34298188"/></text:a>)</text:p>
      <text:p text:style-name="Standard"/>
      <text:p text:style-name="Standard">Please, go to the following directory: ./mriqc_quality_check_step/</text:p>
      <text:p text:style-name="Standard">In this directory, you will see two output folders and two bash/slurm scripts.</text:p>
      <text:p text:style-name="Standard">The MRIQC quality check must be performed prior to FMRIPREP preprocessing, in order to reject potential outliers and you should do it on the cluster, to speed up the process.</text:p>
      <text:p text:style-name="Standard">Hence, make sure to import the BIDS data from step 1 in this directory, in order to use it accordingly.</text:p>
      <text:soft-page-break/>
      <text:p text:style-name="Standard">There are 2 ways to run MRIQC: either making an individual quality check for every subject data (using<text:s/><text:span text:style-name="T12">mriqc_pre_fmriprep.sh</text:span><text:s/>bash<text:s/>script), or performing a group level quality check that is the lazy way to do it but also that takes less time (with<text:s/><text:span text:style-name="T13">mriqc_group_pre_fmriprep.sh</text:span><text:s/>script).</text:p>
      <text:p text:style-name="Standard">To run it on the cluster, just type:</text:p>
      <text:p text:style-name="Standard"><text:s/>‘sbtach ./{script.sh}’</text:p>
      <text:p text:style-name="Standard">You can check the real-time advancement of the jobs with the bash command line:</text:p>
      <text:p text:style-name="Standard">‘watch -n1 squeue’</text:p>
      <text:p text:style-name="Standard">or just ‘squeue’ but this will not be real-time.</text:p>
      <text:p text:style-name="Standard"><text:span text:style-name="T14">Duration: 1:30-2 hours</text:span></text:p>
      <text:p text:style-name="Standard"/>
      <text:p text:style-name="P15">Step 3: FMRIPREP preprocessing step:</text:p>
      <text:p text:style-name="Standard">(<text:a xlink:href="https://fmriprep.readthedocs.io/en/stable/" office:target-frame-name="_top" xlink:show="replace">https://fmriprep.readthedocs.io/en/stable/</text:a>)</text:p>
      <text:p text:style-name="Standard">FMRIPREP is a fully automated preprocessing pipeline. In order to use it, IT engineers here at CRNL installed a singularity container on the cluster.</text:p>
      <text:p text:style-name="Standard">The singularity container calls all the dependencies necessary to FMRIPREP. Hence, all<text:s/>dependencies must be updated (if any issue, ask the IT engineers), in order to use the latest version of FMRIPREP, for which a singularity image is created (make sure the singularity image uses the latest version of FMRIPREP).</text:p>
      <text:p text:style-name="Standard"/>
      <text:p text:style-name="Standard">Go to the ./fmriprep_preprocessing_step/</text:p>
      <text:p text:style-name="Standard">One folder is the output folder that should look like when you will run the<text:s/><text:span text:style-name="T16">neurostars_fmriprep_success.sh</text:span><text:s/>script on the cluster.</text:p>
      <text:p text:style-name="Standard">Just run sbatch ./neurostars_fmriprep_success.sh</text:p>
      <text:p text:style-name="Standard"/>
      <text:p text:style-name="Standard">Duration: If all subjects are launched in parallel, this should<text:s/>take no more than 6-7 hours.</text:p>
      <text:p text:style-name="Standard"/>
      <text:p text:style-name="P17">Step 4: <text:s/>Diffusion embedding step</text:p>
      <text:p text:style-name="Standard">Go to the ./diffusion_embedding_step directory</text:p>
      <text:p text:style-name="Standard">For the packages necessary to this step, please, follow the README.md</text:p>
      <text:p text:style-name="Standard"/>
      <text:list text:style-name="LFO1" text:continue-numbering="true">
        <text:list-item>
          <text:p text:style-name="P18">Project the volume on the surface using mri_vol2surf</text:p>
        </text:list-item>
      </text:list>
      <text:p text:style-name="Standard">In the ./scripts directory,<text:s/><text:span text:style-name="T19">batch_vol2surf.sh</text:span><text:s/>script launches jobs in parallel that call x.mri_vol2surf_test.sh on every subject listed in the former script that will project the grey matter volume onto the surface.</text:p>
      <text:p text:style-name="Standard"/>
      <text:list text:style-name="LFO1" text:continue-numbering="true">
        <text:list-item>
          <text:p text:style-name="P20">Perform diffusion embedding</text:p>
        </text:list-item>
      </text:list>
      <text:p text:style-name="Standard">This step requires the use of<text:s/><text:span text:style-name="T21">p</text:span><text:span text:style-name="T22">ipeline.py</text:span><text:s/>script on the cluster with<text:s/><text:span text:style-name="T23">batch_pipeline.sh</text:span><text:s/>script (pipeline.py calls<text:s/><text:span text:style-name="T24">fs_load.py</text:span>).</text:p>
      <text:p text:style-name="Standard">As it is a python script, you will need to install locally python3.6 (or higher) with the following command :</text:p>
      <text:p text:style-name="Standard">‘pip install python3.6 –user’</text:p>
      <text:p text:style-name="Standard">You can also check the python version with ‘python -V’</text:p>
      <text:p text:style-name="Standard"/>
      <text:p text:style-name="Standard">Similarly, you will have to install all the required packages (README.md):</text:p>
      <text:p text:style-name="Standard">Example:</text:p>
      <text:p text:style-name="Standard">‘python -m pip install numpy --user’</text:p>
      <text:p text:style-name="Standard">Then make sure you call the latest python version with :</text:p>
      <text:p text:style-name="Standard">‘alias python = ‘python3.6’’</text:p>
      <text:p text:style-name="Standard">Then launch the jobs with:</text:p>
      <text:p text:style-name="Standard">‘batch batch_pipeline.sh’</text:p>
      <text:p text:style-name="Standard"/>
      <text:list text:style-name="LFO1" text:continue-numbering="true">
        <text:list-item>
          <text:p text:style-name="P25">Rotate and gather all subjects into a matrix</text:p>
        </text:list-item>
      </text:list>
      <text:soft-page-break/>
      <text:p text:style-name="Standard">You can run this script with : ‘python combine_subjects_all.py’, located in the ./matrices_script folder<text:line-break/></text:p>
      <text:p text:style-name="Standard">All the other scripts are similar, except the “separate_*”<text:s/>scripts that were intended to create independent matrices for every state and subject.</text:p>
      <text:p text:style-name="P26"/>
      <text:list text:style-name="LFO1" text:continue-numbering="true">
        <text:list-item>
          <text:p text:style-name="P27">Visualization of first results</text:p>
        </text:list-item>
      </text:list>
      <text:p text:style-name="P28"/>
      <text:p text:style-name="Standard">In ./scripts/visualize_emb_output_step, you can edit the scripts that will allow to save an image for every state and every subject, for<text:s/>you to have a first glance on your data.</text:p>
      <text:p text:style-name="Standard">An easy way to use these scripts is to use the user interface kate.</text:p>
      <text:p text:style-name="Standard"/>
      <text:p text:style-name="Standard"/>
      <text:p text:style-name="Standard"><text:span text:style-name="T29">Step 5: data analysis with SurfStat</text:span></text:p>
      <text:p text:style-name="Standard">Go to ./statistical_analysis_step/diffusion_embedding_analysis</text:p>
      <text:p text:style-name="Standard">At this stage, the scripts are based on the previously formed matrix called<text:s/><text:span text:style-name="T30">comp_om_rs_group_embedding_new.mat</text:span><text:s/>that contains all diffusion maps over the 5 principle dimensions.</text:p>
      <text:p text:style-name="Standard"/>
      <text:list text:style-name="LFO2" text:continue-numbering="true">
        <text:list-item>
          <text:p text:style-name="P31">Checking for outliers</text:p>
        </text:list-item>
      </text:list>
      <text:p text:style-name="Standard">A correlation analysis can be performed in order to detect outliers.</text:p>
      <text:p text:style-name="Standard">In ./exclude_outliers, you will<text:s/>find the script<text:s/><text:span text:style-name="T32">exclude_outliers_fisher.m</text:span><text:s/>that aims to exclude the diffusion maps of the 1<text:span text:style-name="T33">st</text:span><text:s/>dimension that least correlate with the mean diffusion map across all subjects and states.</text:p>
      <text:p text:style-name="Standard">Once the correlation coefficients are computed, they are fisher z-transformed, to obtain a normal distribution of the correlation coefficients, in order to exclude the</text:p>
      <text:p text:style-name="Standard">outliers below 1.64*SD.</text:p>
      <text:p text:style-name="Standard"/>
      <text:p text:style-name="Standard"/>
      <text:list text:style-name="LFO2" text:continue-numbering="true">
        <text:list-item>
          <text:p text:style-name="P34">Plotting the dimensions against each other</text:p>
        </text:list-item>
      </text:list>
      <text:p text:style-name="Standard">Go back in ./diffusion_embedding_analysis.</text:p>
      <text:p text:style-name="Standard">In the script entitled<text:s/><text:span text:style-name="T35">scatter_plots.m</text:span><text:s/>you will<text:s/>be able to plot the different dimensions of the matrix against each other, and get similar graphs as in Hong et al, 2019.</text:p>
      <text:p text:style-name="Standard"/>
      <text:p text:style-name="Standard"/>
      <text:list text:style-name="LFO2" text:continue-numbering="true">
        <text:list-item>
          <text:p text:style-name="P36">Linear mixed model fitting and clusterwise analysis</text:p>
        </text:list-item>
      </text:list>
      <text:p text:style-name="Standard">(tutorial on how to use SurfStat:<text:s/><text:a xlink:href="http://www.math.mcgill.ca/keith/surfstat/" office:target-frame-name="_top" xlink:show="replace">http://www.math.mcgill.ca/keith/surfstat/</text:a>)</text:p>
      <text:p text:style-name="Standard">You can open the script EmbRoiAnalysisComp.m in matlab and use surfstat toolbox (take the folder ‘./surfstat’, where hard code editions were performed in some functions by Daniel S. Margulies <text:s/>for the functions to work well on our data).</text:p>
      <text:p text:style-name="Standard"/>
      <text:p text:style-name="Standard"><text:span text:style-name="T37">EmbRoiAnalysis.m</text:span><text:s/>script aims to perform clusterwise analyses on a linear-mixed model of our data.</text:p>
      <text:p text:style-name="Standard">Some rois were determined and then registered for visualization.</text:p>
      <text:p text:style-name="Standard"/>
      <text:p text:style-name="Standard"><text:s text:c="2"/>A simpler version of the script can be found in<text:s/><text:span text:style-name="T38">linear_mixed_surfstat_design.m</text:span><text:s/>scrip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ébastien</dc:creator>
    <meta:creation-date>2019-06-26T10:39:00Z</meta:creation-date>
    <dc:date>2020-12-13T08:11:00Z</dc:date>
    <meta:template xlink:href="Normal.dotm" xlink:type="simple"/>
    <meta:editing-cycles>52</meta:editing-cycles>
    <meta:editing-duration>PT31860S</meta:editing-duration>
    <meta:document-statistic meta:page-count="4" meta:paragraph-count="14" meta:word-count="1097" meta:character-count="7342" meta:row-count="52" meta:non-whitespace-character-count="6259"/>
  </office:meta>
</office:document-meta>
</file>